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Standard">
      <style:paragraph-properties fo:margin-top="0.041cm" fo:margin-bottom="0.041cm"/>
      <style:text-properties fo:language="pt" fo:country="BR"/>
    </style:style>
    <style:style style:name="P11" style:family="paragraph" style:parent-style-name="Text_20_body">
      <style:paragraph-properties fo:margin-top="0.041cm" fo:margin-bottom="0.041cm"/>
    </style:style>
    <style:style style:name="P12" style:family="paragraph" style:parent-style-name="Text_20_body">
      <style:paragraph-properties fo:margin-top="0.041cm" fo:margin-bottom="0.041cm" fo:text-align="justify" style:justify-single-word="false"/>
    </style:style>
    <style:style style:name="P13" style:family="paragraph" style:parent-style-name="Text_20_body">
      <style:paragraph-properties fo:margin-top="0.041cm" fo:margin-bottom="0.041cm" fo:text-align="justify" style:justify-single-word="false"/>
      <style:text-properties fo:language="pt" fo:country="BR"/>
    </style:style>
    <style:style style:name="P14"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5"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16"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17"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18"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P19"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20"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1"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22" style:family="paragraph" style:parent-style-name="Table_20_Contents">
      <style:paragraph-properties fo:margin-left="1.217cm" fo:margin-right="0cm" fo:margin-top="0.041cm" fo:margin-bottom="0.041cm" fo:text-indent="0cm" style:auto-text-indent="false"/>
      <style:text-properties fo:color="#000000" style:font-name="Tahoma" fo:font-size="10pt" fo:language="pt" fo:country="BR" fo:font-weight="normal" style:font-size-asian="10pt" style:font-weight-asian="normal" style:font-size-complex="10pt" style:font-weight-complex="normal"/>
    </style:style>
    <style:style style:name="P23"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24"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25" style:family="paragraph" style:parent-style-name="Standard">
      <style:paragraph-properties fo:margin-top="0.041cm" fo:margin-bottom="0.041cm"/>
    </style:style>
    <style:style style:name="P26"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27"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28" style:family="paragraph" style:parent-style-name="Text_20_body">
      <style:paragraph-properties fo:margin-top="0.041cm" fo:margin-bottom="0.041cm" fo:text-align="start" style:justify-single-word="false"/>
      <style:text-properties fo:language="pt" fo:country="BR"/>
    </style:style>
    <style:style style:name="P29" style:family="paragraph" style:parent-style-name="Text_20_body">
      <style:paragraph-properties fo:margin-top="0.041cm" fo:margin-bottom="0.041cm" fo:text-align="justify" style:justify-single-word="false"/>
      <style:text-properties style:font-name="Tahoma" fo:font-size="10pt" fo:language="pt" fo:country="BR" fo:font-weight="bold" style:font-size-asian="10pt" style:font-weight-asian="bold" style:font-size-complex="10pt" style:font-weight-complex="bold"/>
    </style:style>
    <style:style style:name="P30"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31" style:family="paragraph" style:parent-style-name="Text_20_body">
      <style:paragraph-properties fo:margin-top="0.041cm" fo:margin-bottom="0.041cm" fo:text-align="start" style:justify-single-word="false"/>
    </style:style>
    <style:style style:name="P32" style:family="paragraph" style:parent-style-name="Text_20_body">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33" style:family="paragraph" style:parent-style-name="Heading_20_1">
      <style:paragraph-properties fo:margin-top="0.041cm" fo:margin-bottom="0.041cm"/>
      <style:text-properties fo:language="pt" fo:country="BR"/>
    </style:style>
    <style:style style:name="P34" style:family="paragraph" style:parent-style-name="Table_20_Contents">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en" fo:country="US"/>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text:span text:style-name="T4">Food</text:span> <text:span text:style-name="T4">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1"/>
      <text:h text:style-name="P33" text:outline-level="1">Objetivo</text:h>
      <text:p text:style-name="P12">O objetivo deste documento é descrever e justificar a geração ou não de determinados artefatos.</text:p>
      <text:p text:style-name="P12"/>
      <text:h text:style-name="P33" text:outline-level="1">Artefatos Gerados</text:h>
      <text:p text:style-name="P25"><text:span text:style-name="T3"/></text:p>
      <text:p text:style-name="P30">Para elicitação dos requisitos, analise e projeto do sistema, foi utilizado um modelo adaptado do RUP (RUP, 2009), e os artefatos seguem <text:span text:style-name="T4">templates</text:span> proposto por ele.</text:p>
      <text:p text:style-name="P30"/>
      <text:p text:style-name="P19">Cronograma</text:p>
      <text:p text:style-name="P20">Artefato responsável por definir prazos e organizar a equipe quanto ao desenvolvimento dos artefatos.</text:p>
      <text:p text:style-name="P20"/>
      <text:p text:style-name="P19">Documento de Visão</text:p>
      <text:p text:style-name="P21">Contextualiza e descreve o problema, informa como o mesmo está sendo abordado atualmente e propõe uma solução, define o escopo e identifica as restrições que a limitam.</text:p>
      <text:p text:style-name="P21"/>
      <text:p text:style-name="P19">Atributo dos requisitos de negócio</text:p>
      <text:p text:style-name="P20">Lista os requisitos de negócio descritos no documento de visão e seus atributos.</text:p>
      <text:p text:style-name="P20"/>
      <text:p text:style-name="P19">Especificações dos Casos de Uso</text:p>
      <text:p text:style-name="P20">Especifica detalhadamente cada caso de uso.</text:p>
      <text:p text:style-name="P20"/>
      <text:p text:style-name="P19">Atributos dos Casos de Uso</text:p>
      <text:p text:style-name="P20">Lista os casos de uso e seus atributos.</text:p>
      <text:p text:style-name="P20"/>
      <text:p text:style-name="P19">Especificação Suplementar</text:p>
      <text:p text:style-name="P20">É a especificação do sistema que não foi capturada pelos casos de uso.<text:tab/></text:p>
      <text:p text:style-name="P19"/>
      <text:p text:style-name="P19">Atributos da Especificação Suplementar</text:p>
      <text:p text:style-name="P20">Lista as especificações suplementares e seus atributos.</text:p>
      <text:p text:style-name="P19"/>
      <text:p text:style-name="P19">Glossário</text:p>
      <text:p text:style-name="P20">Contem os termos importantes utilizados no projeto.</text:p>
      <text:p text:style-name="P20"/>
      <text:p text:style-name="P19">Atributos do Glossário</text:p>
      <text:p text:style-name="P20">Lista os termos do glossário e sua fonte.</text:p>
      <text:p text:style-name="P20"/>
      <text:p text:style-name="P19"><text:soft-page-break/>Matrizes de Rastreabilidade (Regra de Negócio X Casos de Uso)</text:p>
      <text:p text:style-name="P22">Indica, para cada regra de negócio, em quais casos de uso ela deve ser seguida.</text:p>
      <text:p text:style-name="P22"/>
      <text:p text:style-name="P19">Matrizes de Rastreabilidade (Requisitos de Negócio x Casos de Uso)</text:p>
      <text:p text:style-name="P22">Indica, para cada caso de uso, de qual requisito de negócio ele foi originado.</text:p>
      <text:p text:style-name="P22"/>
      <text:p text:style-name="P19">Matrizes de Rastreabilidade (Requisitos de Negocio x Especificação suplementar)</text:p>
      <text:p text:style-name="P22">Indica, para cada requisito do tipo especificação suplementar, de qual requisito de negócio ele foi originado.</text:p>
      <text:p text:style-name="P22"/>
      <text:p text:style-name="P19">Plano de Gerenciamento de requisitos</text:p>
      <text:p text:style-name="P20">Apresenta os documentos e tipos de requisitos definidos no projeto de requisitos.</text:p>
      <text:p text:style-name="P20"/>
      <text:p text:style-name="P19">Regras de Negócios</text:p>
      <text:p text:style-name="P20">Apresenta as regras de negócio que devem ser seguidas na execução das atividades automatizadas pelo sistema.</text:p>
      <text:p text:style-name="P20"/>
      <text:p text:style-name="P19">Atributos das Regras de negócios</text:p>
      <text:p text:style-name="P20">Lista as regras de negócios e seus atributos.</text:p>
      <text:p text:style-name="P20"/>
      <text:p text:style-name="P19">Documento de Arquitetura do sistema</text:p>
      <text:p text:style-name="P20">Fornece uma visão da arquitetura do sistema.</text:p>
      <text:p text:style-name="P19"/>
      <text:p text:style-name="P19">Diagramas de Casos de Uso</text:p>
      <text:p text:style-name="P20">Representa graficamente as especificações dos casos de uso.</text:p>
      <text:p text:style-name="P20"/>
      <text:p text:style-name="P19">Diagrama de Classes</text:p>
      <text:p text:style-name="P32">É uma modelagem essencial para o sistema, define todas as classes que o sistema necessita possuir e é a base para a construção dos diagramas de sequência.</text:p>
      <text:p text:style-name="P32"/>
      <text:p text:style-name="P19">Diagramas de Atividades</text:p>
      <text:p text:style-name="P19"><text:span text:style-name="T5">Os diagramas de atividades mostram o fluxo de atividades em um único processo. Ele é importante para a modelagem de aspectos dinâmicos de um sistema.</text:span></text:p>
      <text:p text:style-name="P20"/>
      <text:p text:style-name="P19">Diagramas de Sequência</text:p>
      <text:p text:style-name="P19"><text:span text:style-name="T5">Representa a sequência de processos, mais especificamente as mensagens passadas entre objetos</text:span></text:p>
      <text:p text:style-name="P20"/>
      <text:p text:style-name="P10"/>
      <text:h text:style-name="P33" text:outline-level="1">Artefatos não Gerados</text:h>
      <text:p text:style-name="P13"/>
      <text:p text:style-name="P14">Contratos</text:p>
      <text:p text:style-name="P16">Casos de uso ou características do sistema são a principal maneira do processo unificado para descrever o comportamento do sistema, e geralmente são suficientes. (LARMAN 2007). Assim os contratos de operação devem ser utilizados quando se necessita de uma descrição mais detalhada ou precisa do sistema.</text:p>
      <text:p text:style-name="P15"><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5"/>
      <text:p text:style-name="P14"><text:soft-page-break/>Diagramas de Colaboração</text:p>
      <text:p text:style-name="P15">Os diagramas de colaboração, mostram a interação entre objetos sem muita preocupação com a sequência das ações, eles são indicados para mostrar um fluxo de um programa (YONEZAWA, 2009). Esses diagramas não foram elaborados pois acreditamos que os diagramas de seqüência são suficientes para esclarecer os papéis dos objetos que executam determinado fluxo de eventos de um caso de uso.</text:p>
      <text:p text:style-name="P15"/>
      <text:p text:style-name="P14">Diagramas de Estados</text:p>
      <text:p text:style-name="P15">Diagramas de estados mostram os possíveis estados de um objeto e as transações responsáveis pelas suas mudanças de estado. (SAUVÉ, 2009).</text:p>
      <text:p text:style-name="P15">Esses diagramas não foram elaborados pois todos estados e transições responsáveis pelas mudanças são mostradas nos diagramas de casos de uso e de sequência.</text:p>
      <text:p text:style-name="P15"/>
      <text:p text:style-name="P14">Diagramas de Pacotes</text:p>
      <text:p text:style-name="P15">Um diagrama de pacotes é mostrado junto com os diagramas de classe, agrupando as classes em camadas de apresentação, negócios e persistência, não achamos necessário fazer um diagrama só com os pacotes.</text:p>
      <text:p text:style-name="P15"/>
      <text:p text:style-name="P14">Diagramas de Instalação</text:p>
      <text:p text:style-name="P15">Representa a configuração e a arquitetura de um sistema em que estarão ligados seus respectivos componentes, sendo representado pela arquitetura física de hardware, processadores, etc.(WIKIPEDIA, 2009).</text:p>
      <text:p text:style-name="P15">Não foi elaborado pois por adotarmos uma arquitetura flexível, não se define fortemente os requisitos para instalação do sistema.</text:p>
      <text:p text:style-name="P17"/>
      <text:p text:style-name="P29">Diagramas de Componentes</text:p>
      <text:p text:style-name="P18"><text:span text:style-name="T6"><text:tab/></text:span><text:span text:style-name="T5">Um diagrama de componentes mostra um conjunto de elementos do modelo declarativos (estáticos), como componentes, subsistemas de implementação e seus relacionamentos. (RUP, 2009)</text:span></text:p>
      <text:p text:style-name="P34"><text:tab/>Esse diagrama não foi elaborado pois não temos componentes ou subsistemas.</text:p>
      <text:p text:style-name="P34"/>
      <text:h text:style-name="P33" text:outline-level="1">Referências</text:h>
      <text:p text:style-name="P28"/>
      <text:p text:style-name="P28">LARMAN, CRAIG; Utilizando UML e Padrões, p. 203. Editora Bookman, 2008.</text:p>
      <text:p text:style-name="P31"><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31"><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31"><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31"><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28"/>
      <text:p text:style-name="P23">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dc:title>Documento de Visão</dc:title>
    <meta:initial-creator>Administrador</meta:initial-creator>
    <meta:creation-date>2008-10-18T13:40:00Z</meta:creation-date>
    <dc:date>2009-10-28T21:23:05.95</dc:date>
    <meta:editing-cycles>79</meta:editing-cycles>
    <meta:editing-duration>PT07H16M11S</meta:editing-duration>
    <meta:document-statistic meta:table-count="1" meta:image-count="0" meta:object-count="0" meta:page-count="3" meta:paragraph-count="79" meta:word-count="825" meta:character-count="5573"/>
    <meta:user-defined meta:name="ReqProMenus" meta:value-type="boolean">false</meta:user-defined>
    <meta:template xlink:type="simple" xlink:actuate="onRequest" xlink:title="" xlink:href="Normal.dotm"/>
  </office:meta>
</office:document-meta>
</file>